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9.5264in"/>
    </style:style>
    <style:style style:name="co4" style:family="table-column">
      <style:table-column-properties fo:break-before="auto" style:column-width="1.6516in"/>
    </style:style>
    <style:style style:name="co5" style:family="table-column">
      <style:table-column-properties fo:break-before="auto" style:column-width="9.6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cs" number:country="CZ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BOM</text:p>
          </table:table-cell>
          <table:table-cell table:style-name="Default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TOTAL:</text:p>
          </table:table-cell>
          <table:table-cell table:formula="of:=SUM([.F6:.F78])" office:value-type="float" office:value="1010.757" calcext:value-type="float">
            <text:p>1010.7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 per one</text:p>
          </table:table-cell>
          <table:table-cell/>
          <table:table-cell office:value-type="string" calcext:value-type="string">
            <text:p>to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0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tme.eu/cz/details/0603b104k250ct/kondenzatory-mlcc-smd/walsin/" xlink:type="simple">https://www.tme.eu/cz/details/0603b104k250ct/kondenzatory-mlcc-smd/walsin/</text:a></text:p>
          </table:table-cell>
          <table:table-cell office:value-type="float" office:value="0.295" calcext:value-type="float">
            <text:p>0.295</text:p>
          </table:table-cell>
          <table:table-cell/>
          <table:table-cell table:formula="of:=[.D6]*[.B6]" office:value-type="float" office:value="7.375" calcext:value-type="float">
            <text:p>7.375</text:p>
          </table:table-cell>
          <table:table-cell table:number-columns-repeated="3"/>
          <table:table-cell office:value-type="string" calcext:value-type="string">
            <text:p>Pro zápis do online tabulky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7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tme.eu/cz/details/cl21b475kafnnne/kondenzatory-mlcc-smd/samsung/" xlink:type="simple">https://www.tme.eu/cz/details/cl21b475kafnnne/kondenzatory-mlcc-smd/samsung/</text:a></text:p>
          </table:table-cell>
          <table:table-cell office:value-type="float" office:value="1.85" calcext:value-type="float">
            <text:p>1.85</text:p>
          </table:table-cell>
          <table:table-cell/>
          <table:table-cell table:formula="of:=[.D7]*[.B7]" office:value-type="float" office:value="49.95" calcext:value-type="float">
            <text:p>49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.2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tme.eu/cz/details/grm188r61e225ka12d/kondenzatory-mlcc-smd/murata/" xlink:type="simple">https://www.tme.eu/cz/details/grm188r61e225ka12d/kondenzatory-mlcc-smd/murata/</text:a></text:p>
          </table:table-cell>
          <table:table-cell office:value-type="float" office:value="0.737" calcext:value-type="float">
            <text:p>0.737</text:p>
          </table:table-cell>
          <table:table-cell/>
          <table:table-cell table:formula="of:=[.D8]*[.B8]" office:value-type="float" office:value="4.422" calcext:value-type="float">
            <text:p>4.4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tme.eu/cz/details/grm188r61e106ka73d/kondenzatory-mlcc-smd/murata/" xlink:type="simple">https://www.tme.eu/cz/details/grm188r61e106ka73d/kondenzatory-mlcc-smd/murata/</text:a></text:p>
          </table:table-cell>
          <table:table-cell office:value-type="float" office:value="1.186" calcext:value-type="float">
            <text:p>1.186</text:p>
          </table:table-cell>
          <table:table-cell/>
          <table:table-cell table:formula="of:=[.D9]*[.B9]" office:value-type="float" office:value="11.86" calcext:value-type="float">
            <text:p>11.86</text:p>
          </table:table-cell>
          <table:table-cell table:number-columns-repeated="2"/>
          <table:table-cell table:style-name="ce1" office:value-type="string" calcext:value-type="string">
            <text:p>C 100n</text:p>
          </table:table-cell>
          <table:table-cell office:value-type="string" calcext:value-type="string">
            <text:p><text:a xlink:href="https://www.tme.eu/cz/details/0603b104k250ct/kondenzatory-mlcc-smd/walsin/" xlink:type="simple">https://www.tme.eu/cz/details/0603b104k250ct/kondenzatory-mlcc-smd/walsin/</text:a></text:p>
          </table:table-cell>
          <table:table-cell table:style-name="ce5" office:value-type="float" office:value="0.295" calcext:value-type="float">
            <text:p>0,295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 office:value-type="string" calcext:value-type="string">
            <text:p>Mám k dispozici CSV soubory jak na Digikey tak TME. Můžu dodat pro ulehčení</text:p>
          </table:table-cell>
        </table:table-row>
        <table:table-row table:style-name="ro1">
          <table:table-cell office:value-type="string" calcext:value-type="string">
            <text:p>22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tme.eu/cz/details/cl21a226maynnne/kondenzatory-mlcc-smd/samsung/" xlink:type="simple">https://www.tme.eu/cz/details/cl21a226maynnne/kondenzatory-mlcc-smd/samsung/</text:a></text:p>
          </table:table-cell>
          <table:table-cell office:value-type="float" office:value="1.417" calcext:value-type="float">
            <text:p>1.417</text:p>
          </table:table-cell>
          <table:table-cell/>
          <table:table-cell table:formula="of:=[.D10]*[.B10]" office:value-type="float" office:value="8.502" calcext:value-type="float">
            <text:p>8.502</text:p>
          </table:table-cell>
          <table:table-cell table:number-columns-repeated="2"/>
          <table:table-cell table:style-name="ce1" office:value-type="string" calcext:value-type="string">
            <text:p>C 4.7u</text:p>
          </table:table-cell>
          <table:table-cell office:value-type="string" calcext:value-type="string">
            <text:p><text:a xlink:href="https://www.tme.eu/cz/details/cl21b475kafnnne/kondenzatory-mlcc-smd/samsung/" xlink:type="simple">https://www.tme.eu/cz/details/cl21b475kafnnne/kondenzatory-mlcc-smd/samsung/</text:a></text:p>
          </table:table-cell>
          <table:table-cell table:style-name="ce5" office:value-type="float" office:value="1.85" calcext:value-type="float">
            <text:p>1,85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5.6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digikey.cz/cs/products/detail/murata-electronics/GRT1885C1E562JA02D/10705377" xlink:type="simple">https://www.digikey.cz/cs/products/detail/murata-electronics/GRT1885C1E562JA02D/10705377</text:a></text:p>
          </table:table-cell>
          <table:table-cell office:value-type="float" office:value="2.03" calcext:value-type="float">
            <text:p>2.03</text:p>
          </table:table-cell>
          <table:table-cell/>
          <table:table-cell table:formula="of:=[.D11]*[.B11]" office:value-type="float" office:value="8.12" calcext:value-type="float">
            <text:p>8.12</text:p>
          </table:table-cell>
          <table:table-cell table:number-columns-repeated="2"/>
          <table:table-cell table:style-name="ce1" office:value-type="string" calcext:value-type="string">
            <text:p><text:span text:style-name="T1">C </text:span>2.2u</text:p>
          </table:table-cell>
          <table:table-cell office:value-type="string" calcext:value-type="string">
            <text:p><text:a xlink:href="https://www.tme.eu/cz/details/grm188r61e225ka12d/kondenzatory-mlcc-smd/murata/" xlink:type="simple">https://www.tme.eu/cz/details/grm188r61e225ka12d/kondenzatory-mlcc-smd/murata/</text:a></text:p>
          </table:table-cell>
          <table:table-cell table:style-name="ce5" office:value-type="float" office:value="0.737" calcext:value-type="float">
            <text:p>0,737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33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tme.eu/cz/details/c0603c333k3rac/kondenzatory-mlcc-smd/kemet/c0603c333k3ractu/" xlink:type="simple">https://www.tme.eu/cz/details/c0603c333k3rac/kondenzatory-mlcc-smd/kemet/c0603c333k3ractu/</text:a>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[.D12]*[.B12]"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<text:span text:style-name="T1">C </text:span>10u</text:p>
          </table:table-cell>
          <table:table-cell office:value-type="string" calcext:value-type="string">
            <text:p><text:a xlink:href="https://www.tme.eu/cz/details/grm188r61e106ka73d/kondenzatory-mlcc-smd/murata/" xlink:type="simple">https://www.tme.eu/cz/details/grm188r61e106ka73d/kondenzatory-mlcc-smd/murata/</text:a></text:p>
          </table:table-cell>
          <table:table-cell table:style-name="ce5" office:value-type="float" office:value="1.186" calcext:value-type="float">
            <text:p>1,18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47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tme.eu/cz/details/gjm1555c1h470jb01d/kondenzatory-mlcc-smd/murata/" xlink:type="simple">https://www.tme.eu/cz/details/gjm1555c1h470jb01d/kondenzatory-mlcc-smd/murata/</text:a></text:p>
          </table:table-cell>
          <table:table-cell office:value-type="float" office:value="1.017" calcext:value-type="float">
            <text:p>1.017</text:p>
          </table:table-cell>
          <table:table-cell/>
          <table:table-cell table:formula="of:=[.D13]*[.B13]" office:value-type="float" office:value="10.17" calcext:value-type="float">
            <text:p>10.17</text:p>
          </table:table-cell>
          <table:table-cell table:number-columns-repeated="2"/>
          <table:table-cell table:style-name="ce1" office:value-type="string" calcext:value-type="string">
            <text:p><text:span text:style-name="T1">C </text:span>22u</text:p>
          </table:table-cell>
          <table:table-cell office:value-type="string" calcext:value-type="string">
            <text:p><text:a xlink:href="https://www.tme.eu/cz/details/cl21a226maynnne/kondenzatory-mlcc-smd/samsung/" xlink:type="simple">https://www.tme.eu/cz/details/cl21a226maynnne/kondenzatory-mlcc-smd/samsung/</text:a></text:p>
          </table:table-cell>
          <table:table-cell table:style-name="ce5" office:value-type="float" office:value="1.417" calcext:value-type="float">
            <text:p>1,417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13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tme.eu/cz/details/gjm1555c1h130gb01d/kondenzatory-mlcc-smd/murata/" xlink:type="simple">https://www.tme.eu/cz/details/gjm1555c1h130gb01d/kondenzatory-mlcc-smd/murata/</text:a></text:p>
          </table:table-cell>
          <table:table-cell office:value-type="float" office:value="1.064" calcext:value-type="float">
            <text:p>1.064</text:p>
          </table:table-cell>
          <table:table-cell/>
          <table:table-cell table:formula="of:=[.D14]*[.B14]" office:value-type="float" office:value="10.64" calcext:value-type="float">
            <text:p>10.64</text:p>
          </table:table-cell>
          <table:table-cell table:number-columns-repeated="2"/>
          <table:table-cell table:style-name="ce1" office:value-type="string" calcext:value-type="string">
            <text:p><text:span text:style-name="T1">C </text:span>5.6n</text:p>
          </table:table-cell>
          <table:table-cell office:value-type="string" calcext:value-type="string">
            <text:p><text:a xlink:href="https://www.digikey.cz/cs/products/detail/murata-electronics/GRT1885C1E562JA02D/10705377" xlink:type="simple">https://www.digikey.cz/cs/products/detail/murata-electronics/GRT1885C1E562JA02D/10705377</text:a></text:p>
          </table:table-cell>
          <table:table-cell table:style-name="ce5" office:value-type="float" office:value="2.03" calcext:value-type="float">
            <text:p>2,0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<text:span text:style-name="T1">C </text:span>33n</text:p>
          </table:table-cell>
          <table:table-cell office:value-type="string" calcext:value-type="string">
            <text:p><text:a xlink:href="https://www.tme.eu/cz/details/c0603c333k3rac/kondenzatory-mlcc-smd/kemet/c0603c333k3ractu/" xlink:type="simple">https://www.tme.eu/cz/details/c0603c333k3rac/kondenzatory-mlcc-smd/kemet/c0603c333k3ractu/</text:a></text:p>
          </table:table-cell>
          <table:table-cell table:style-name="ce5" office:value-type="float" office:value="1.25" calcext:value-type="float">
            <text:p>1,2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7"/>
          <table:table-cell table:style-name="ce1" office:value-type="string" calcext:value-type="string">
            <text:p><text:span text:style-name="T1">C </text:span>47p</text:p>
          </table:table-cell>
          <table:table-cell office:value-type="string" calcext:value-type="string">
            <text:p><text:a xlink:href="https://www.tme.eu/cz/details/gjm1555c1h470jb01d/kondenzatory-mlcc-smd/murata/" xlink:type="simple">https://www.tme.eu/cz/details/gjm1555c1h470jb01d/kondenzatory-mlcc-smd/murata/</text:a></text:p>
          </table:table-cell>
          <table:table-cell table:style-name="ce5" office:value-type="float" office:value="1.017" calcext:value-type="float">
            <text:p>1,017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tme.eu/cz/details/rf-tgb190ts-ca-p1/diody-led-smd-barevne/refond/" xlink:type="simple">https://www.tme.eu/cz/details/rf-tgb190ts-ca-p1/diody-led-smd-barevne/refond/</text:a></text:p>
          </table:table-cell>
          <table:table-cell office:value-type="float" office:value="2.54" calcext:value-type="float">
            <text:p>2.54</text:p>
          </table:table-cell>
          <table:table-cell/>
          <table:table-cell table:formula="of:=[.D17]*[.B17]" office:value-type="float" office:value="15.24" calcext:value-type="float">
            <text:p>15.24</text:p>
          </table:table-cell>
          <table:table-cell table:number-columns-repeated="2"/>
          <table:table-cell table:style-name="ce1" office:value-type="string" calcext:value-type="string">
            <text:p><text:span text:style-name="T1">C </text:span>13p</text:p>
          </table:table-cell>
          <table:table-cell office:value-type="string" calcext:value-type="string">
            <text:p><text:a xlink:href="https://www.tme.eu/cz/details/gjm1555c1h130gb01d/kondenzatory-mlcc-smd/murata/" xlink:type="simple">https://www.tme.eu/cz/details/gjm1555c1h130gb01d/kondenzatory-mlcc-smd/murata/</text:a></text:p>
          </table:table-cell>
          <table:table-cell table:style-name="ce5" office:value-type="float" office:value="1.064" calcext:value-type="float">
            <text:p>1,064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green LED</text:p>
          </table:table-cell>
          <table:table-cell office:value-type="string" calcext:value-type="string">
            <text:p><text:a xlink:href="https://www.tme.eu/cz/details/rf-tgb190ts-ca-p1/diody-led-smd-barevne/refond/" xlink:type="simple">https://www.tme.eu/cz/details/rf-tgb190ts-ca-p1/diody-led-smd-barevne/refond/</text:a></text:p>
          </table:table-cell>
          <table:table-cell table:style-name="ce5" office:value-type="float" office:value="2.54" calcext:value-type="float">
            <text:p>2,54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PLL</text:p>
          </table:table-cell>
          <table:table-cell table:number-columns-repeated="7"/>
          <table:table-cell table:style-name="ce1" office:value-type="string" calcext:value-type="string">
            <text:p>PLL LMX2581</text:p>
          </table:table-cell>
          <table:table-cell office:value-type="string" calcext:value-type="string">
            <text:p><text:a xlink:href="https://www.digikey.cz/cs/products/detail/texas-instruments/LMX2581SQE-NOPB/3727320" xlink:type="simple">https://www.digikey.cz/cs/products/detail/texas-instruments/LMX2581SQE-NOPB/3727320</text:a></text:p>
          </table:table-cell>
          <table:table-cell table:style-name="ce5" office:value-type="float" office:value="335.93" calcext:value-type="float">
            <text:p>335,93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LMX2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z/cs/products/detail/texas-instruments/LMX2581SQE-NOPB/3727320" xlink:type="simple">https://www.digikey.cz/cs/products/detail/texas-instruments/LMX2581SQE-NOPB/3727320</text:a></text:p>
          </table:table-cell>
          <table:table-cell office:value-type="float" office:value="335.93" calcext:value-type="float">
            <text:p>335.93</text:p>
          </table:table-cell>
          <table:table-cell/>
          <table:table-cell table:formula="of:=[.D20]*[.B20]" office:value-type="float" office:value="671.86" calcext:value-type="float">
            <text:p>671.86</text:p>
          </table:table-cell>
          <table:table-cell table:number-columns-repeated="2"/>
          <table:table-cell table:style-name="ce1" office:value-type="string" calcext:value-type="string">
            <text:p>L 18n</text:p>
          </table:table-cell>
          <table:table-cell office:value-type="string" calcext:value-type="string">
            <text:p><text:a xlink:href="https://www.tme.eu/cz/details/lqg18hn18nj00d/tlumivky/murata/" xlink:type="simple">https://www.tme.eu/cz/details/lqg18hn18nj00d/tlumivky/murata/</text:a></text:p>
          </table:table-cell>
          <table:table-cell table:style-name="ce5" office:value-type="float" office:value="2.59" calcext:value-type="float">
            <text:p>2,59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NPN BC817-40</text:p>
          </table:table-cell>
          <table:table-cell office:value-type="string" calcext:value-type="string">
            <text:p><text:a xlink:href="https://www.digikey.cz/cs/products/detail/diotec-semiconductor/BC817-40/13163902" xlink:type="simple">https://www.digikey.cz/cs/products/detail/diotec-semiconductor/BC817-40/13163902</text:a></text:p>
          </table:table-cell>
          <table:table-cell table:style-name="ce5" office:value-type="float" office:value="2.84" calcext:value-type="float">
            <text:p>2,84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table:number-columns-repeated="7"/>
          <table:table-cell table:style-name="ce1" office:value-type="string" calcext:value-type="string">
            <text:p>R 1k</text:p>
          </table:table-cell>
          <table:table-cell office:value-type="string" calcext:value-type="string">
            <text:p><text:a xlink:href="https://www.tme.eu/cz/details/rc0603fr-071k/rezistory-smd/yageo/rc0603fr-071kl/" xlink:type="simple">https://www.tme.eu/cz/details/rc0603fr-071k/rezistory-smd/yageo/rc0603fr-071kl/</text:a></text:p>
          </table:table-cell>
          <table:table-cell table:style-name="ce5" office:value-type="float" office:value="0.46" calcext:value-type="float">
            <text:p>0,4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18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tme.eu/cz/details/lqg18hn18nj00d/tlumivky/murata/" xlink:type="simple">https://www.tme.eu/cz/details/lqg18hn18nj00d/tlumivky/murata/</text:a></text:p>
          </table:table-cell>
          <table:table-cell office:value-type="float" office:value="2.59" calcext:value-type="float">
            <text:p>2.59</text:p>
          </table:table-cell>
          <table:table-cell/>
          <table:table-cell table:formula="of:=[.D23]*[.B23]" office:value-type="float" office:value="15.54" calcext:value-type="float">
            <text:p>15.54</text:p>
          </table:table-cell>
          <table:table-cell table:number-columns-repeated="2"/>
          <table:table-cell table:style-name="ce1" office:value-type="string" calcext:value-type="string">
            <text:p><text:span text:style-name="T1">R </text:span>51R</text:p>
          </table:table-cell>
          <table:table-cell office:value-type="string" calcext:value-type="string">
            <text:p><text:a xlink:href="https://www.tme.eu/cz/details/wr06x51r0ftl/rezistory-smd/walsin/" xlink:type="simple">https://www.tme.eu/cz/details/wr06x51r0ftl/rezistory-smd/walsin/</text:a></text:p>
          </table:table-cell>
          <table:table-cell table:style-name="ce5" office:value-type="float" office:value="0.27" calcext:value-type="float">
            <text:p>0,27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<text:span text:style-name="T1">R </text:span>560R – 1206</text:p>
          </table:table-cell>
          <table:table-cell office:value-type="string" calcext:value-type="string">
            <text:p><text:a xlink:href="https://www.tme.eu/cz/details/rc1206fr-07560r/rezistory-smd/yageo/rc1206fr-07560rl/" xlink:type="simple">https://www.tme.eu/cz/details/rc1206fr-07560r/rezistory-smd/yageo/rc1206fr-07560rl/</text:a></text:p>
          </table:table-cell>
          <table:table-cell table:style-name="ce5" office:value-type="float" office:value="1.108" calcext:value-type="float">
            <text:p>1,108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NPN</text:p>
          </table:table-cell>
          <table:table-cell table:number-columns-repeated="7"/>
          <table:table-cell table:style-name="ce1" office:value-type="string" calcext:value-type="string">
            <text:p><text:span text:style-name="T1">R </text:span>220k</text:p>
          </table:table-cell>
          <table:table-cell office:value-type="string" calcext:value-type="string">
            <text:p><text:a xlink:href="https://www.tme.eu/cz/details/rc0603fr-07220k/rezistory-smd/yageo/rc0603fr-07220kl/" xlink:type="simple">https://www.tme.eu/cz/details/rc0603fr-07220k/rezistory-smd/yageo/rc0603fr-07220kl/</text:a></text:p>
          </table:table-cell>
          <table:table-cell table:style-name="ce5" office:value-type="float" office:value="0.145" calcext:value-type="float">
            <text:p>0,145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BC817-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cz/cs/products/detail/diotec-semiconductor/BC817-40/13163902" xlink:type="simple">https://www.digikey.cz/cs/products/detail/diotec-semiconductor/BC817-40/13163902</text:a></text:p>
          </table:table-cell>
          <table:table-cell office:value-type="float" office:value="2.84" calcext:value-type="float">
            <text:p>2.84</text:p>
          </table:table-cell>
          <table:table-cell/>
          <table:table-cell table:formula="of:=[.D26]*[.B26]" office:value-type="float" office:value="28.4" calcext:value-type="float">
            <text:p>28.4</text:p>
          </table:table-cell>
          <table:table-cell table:number-columns-repeated="2"/>
          <table:table-cell table:style-name="ce1" office:value-type="string" calcext:value-type="string">
            <text:p><text:span text:style-name="T1">R </text:span>560R – 0603</text:p>
          </table:table-cell>
          <table:table-cell office:value-type="string" calcext:value-type="string">
            <text:p><text:a xlink:href="https://www.tme.eu/cz/details/rc0603fr-07560r/rezistory-smd/yageo/rc0603fr-07560rl/" xlink:type="simple">https://www.tme.eu/cz/details/rc0603fr-07560r/rezistory-smd/yageo/rc0603fr-07560rl/</text:a></text:p>
          </table:table-cell>
          <table:table-cell table:style-name="ce5" office:value-type="float" office:value="0.19" calcext:value-type="float">
            <text:p>0,1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<text:span text:style-name="T1">R </text:span>0R</text:p>
          </table:table-cell>
          <table:table-cell office:value-type="string" calcext:value-type="string">
            <text:p><text:a xlink:href="https://www.tme.eu/cz/details/rc0603jr-070r/rezistory-smd/yageo/rc0603jr-070rl/" xlink:type="simple">https://www.tme.eu/cz/details/rc0603jr-070r/rezistory-smd/yageo/rc0603jr-070rl/</text:a></text:p>
          </table:table-cell>
          <table:table-cell table:style-name="ce5" office:value-type="float" office:value="0.46" calcext:value-type="float">
            <text:p>0,4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7"/>
          <table:table-cell table:style-name="ce1" office:value-type="string" calcext:value-type="string">
            <text:p>BTN</text:p>
          </table:table-cell>
          <table:table-cell office:value-type="string" calcext:value-type="string">
            <text:p><text:a xlink:href="https://www.tme.eu/cz/details/b3fs-1015/mikrospinace-tact/omron-electronic-components/" xlink:type="simple">https://www.tme.eu/cz/details/b3fs-1015/mikrospinace-tact/omron-electronic-components/</text:a></text:p>
          </table:table-cell>
          <table:table-cell table:style-name="ce5" office:value-type="float" office:value="7.37" calcext:value-type="float">
            <text:p>7,37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tme.eu/cz/details/rc0603fr-071k/rezistory-smd/yageo/rc0603fr-071kl/" xlink:type="simple">https://www.tme.eu/cz/details/rc0603fr-071k/rezistory-smd/yageo/rc0603fr-071kl/</text:a></text:p>
          </table:table-cell>
          <table:table-cell office:value-type="float" office:value="0.46" calcext:value-type="float">
            <text:p>0.46</text:p>
          </table:table-cell>
          <table:table-cell/>
          <table:table-cell table:formula="of:=[.D29]*[.B29]" office:value-type="float" office:value="4.6" calcext:value-type="float">
            <text:p>4.6</text:p>
          </table:table-cell>
          <table:table-cell table:number-columns-repeated="2"/>
          <table:table-cell table:style-name="ce1" office:value-type="string" calcext:value-type="string">
            <text:p>MCU STM32C011F6Px</text:p>
          </table:table-cell>
          <table:table-cell office:value-type="string" calcext:value-type="string">
            <text:p><text:a xlink:href="https://www.digikey.cz/cs/products/detail/stmicroelectronics/STM32C011F6P6TR/18085144" xlink:type="simple">https://www.digikey.cz/cs/products/detail/stmicroelectronics/STM32C011F6P6TR/18085144</text:a></text:p>
          </table:table-cell>
          <table:table-cell table:style-name="ce5" office:value-type="float" office:value="18.48" calcext:value-type="float">
            <text:p>18,4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51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tme.eu/cz/details/wr06x51r0ftl/rezistory-smd/walsin/" xlink:type="simple">https://www.tme.eu/cz/details/wr06x51r0ftl/rezistory-smd/walsin/</text:a>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[.D30]*[.B30]" office:value-type="float" office:value="2.7" calcext:value-type="float">
            <text:p>2.7</text:p>
          </table:table-cell>
          <table:table-cell table:number-columns-repeated="2"/>
          <table:table-cell table:style-name="ce1" office:value-type="string" calcext:value-type="string">
            <text:p>LDO LD1117V33</text:p>
          </table:table-cell>
          <table:table-cell office:value-type="string" calcext:value-type="string">
            <text:p><text:a xlink:href="https://www.digikey.cz/cs/products/detail/stmicroelectronics/LD1117DT33CTR/585759" xlink:type="simple">https://www.digikey.cz/cs/products/detail/stmicroelectronics/LD1117DT33CTR/585759</text:a></text:p>
          </table:table-cell>
          <table:table-cell table:style-name="ce5" office:value-type="float" office:value="8.12" calcext:value-type="float">
            <text:p>8,12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2">
          <table:table-cell office:value-type="string" calcext:value-type="string">
            <text:p>560R – 1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tme.eu/cz/details/rc1206fr-07560r/rezistory-smd/yageo/rc1206fr-07560rl/" xlink:type="simple">https://www.tme.eu/cz/details/rc1206fr-07560r/rezistory-smd/yageo/rc1206fr-07560rl/</text:a></text:p>
          </table:table-cell>
          <table:table-cell office:value-type="float" office:value="1.108" calcext:value-type="float">
            <text:p>1.108</text:p>
          </table:table-cell>
          <table:table-cell/>
          <table:table-cell table:formula="of:=[.D31]*[.B31]" office:value-type="float" office:value="6.648" calcext:value-type="float">
            <text:p>6.648</text:p>
          </table:table-cell>
          <table:table-cell table:number-columns-repeated="2"/>
          <table:table-cell table:style-name="ce2" office:value-type="string" calcext:value-type="string">
            <text:p>Balun 1720BL15B0050002E</text:p>
          </table:table-cell>
          <table:table-cell office:value-type="string" calcext:value-type="string">
            <text:p><text:a xlink:href="https://www.digikey.cz/cs/products/detail/johanson-technology-inc/1720BL15B0050001E/5980443" xlink:type="simple">https://www.digikey.cz/cs/products/detail/johanson-technology-inc/1720BL15B0050001E/5980443</text:a></text:p>
          </table:table-cell>
          <table:table-cell table:style-name="ce5" office:value-type="float" office:value="6.91" calcext:value-type="float">
            <text:p>6,9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22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tme.eu/cz/details/rc0603fr-07220k/rezistory-smd/yageo/rc0603fr-07220kl/" xlink:type="simple">https://www.tme.eu/cz/details/rc0603fr-07220k/rezistory-smd/yageo/rc0603fr-07220kl/</text:a></text:p>
          </table:table-cell>
          <table:table-cell office:value-type="float" office:value="0.145" calcext:value-type="float">
            <text:p>0.145</text:p>
          </table:table-cell>
          <table:table-cell/>
          <table:table-cell table:formula="of:=[.D32]*[.B32]" office:value-type="float" office:value="1.45" calcext:value-type="float">
            <text:p>1.45</text:p>
          </table:table-cell>
          <table:table-cell table:number-columns-repeated="2"/>
          <table:table-cell table:style-name="ce1" office:value-type="string" calcext:value-type="string">
            <text:p>TCXO FT2MHUPM10.0-T1</text:p>
          </table:table-cell>
          <table:table-cell office:value-type="string" calcext:value-type="string">
            <text:p><text:a xlink:href="https://www.digikey.cz/cs/products/detail/fox-electronics/FT2MHUPM10-0-T1/22155822?s=N4IgTCBcDaIGIBUwFkASBVACsgjABgDo8BaBHEAXQF8g" xlink:type="simple">https://www.digikey.cz/cs/products/detail/fox-electronics/FT2MHUPM10-0-T1/22155822?s=N4IgTCBcDaIGIBUwFkASBVACsgjABgDo8BaBHEAXQF8g</text:a></text:p>
          </table:table-cell>
          <table:table-cell table:style-name="ce5" office:value-type="float" office:value="39.4" calcext:value-type="float">
            <text:p>39,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560R – 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tme.eu/cz/details/rc0603fr-07560r/rezistory-smd/yageo/rc0603fr-07560rl/" xlink:type="simple">https://www.tme.eu/cz/details/rc0603fr-07560r/rezistory-smd/yageo/rc0603fr-07560rl/</text:a></text:p>
          </table:table-cell>
          <table:table-cell table:style-name="ce3" office:value-type="float" office:value="0.19" calcext:value-type="float">
            <text:p>0.19</text:p>
          </table:table-cell>
          <table:table-cell/>
          <table:table-cell table:formula="of:=[.D33]*[.B33]" office:value-type="float" office:value="1.9" calcext:value-type="float">
            <text:p>1.9</text:p>
          </table:table-cell>
          <table:table-cell table:number-columns-repeated="4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0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tme.eu/cz/details/rc0603jr-070r/rezistory-smd/yageo/rc0603jr-070rl/" xlink:type="simple">https://www.tme.eu/cz/details/rc0603jr-070r/rezistory-smd/yageo/rc0603jr-070rl/</text:a></text:p>
          </table:table-cell>
          <table:table-cell office:value-type="float" office:value="0.46" calcext:value-type="float">
            <text:p>0.46</text:p>
          </table:table-cell>
          <table:table-cell/>
          <table:table-cell table:formula="of:=[.D34]*[.B34]" office:value-type="float" office:value="4.6" calcext:value-type="float">
            <text:p>4.6</text:p>
          </table:table-cell>
          <table:table-cell table:number-columns-repeated="2"/>
          <table:table-cell office:value-type="string" calcext:value-type="string">
            <text:p>RF LNA</text:p>
          </table:table-cell>
          <table:table-cell office:value-type="string" calcext:value-type="string">
            <text:p><text:a xlink:href="https://www.digikey.cz/cs/products/detail/texas-instruments/TRF37D73IDSGR/6572565" xlink:type="simple">https://www.digikey.cz/cs/products/detail/texas-instruments/TRF37D73IDSGR/6572565</text:a></text:p>
          </table:table-cell>
          <table:table-cell table:style-name="ce6" office:value-type="float" office:value="28.03" calcext:value-type="float">
            <text:p>28,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 office:value-type="string" calcext:value-type="string">
            <text:p>Soukromý nákup dle předchozí domluv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NB Controller</text:p>
          </table:table-cell>
          <table:table-cell office:value-type="string" calcext:value-type="string">
            <text:p><text:a xlink:href="https://www.digikey.cz/cs/products/detail/richtek-usa-inc/RT5047BFGSP/8573230" xlink:type="simple">https://www.digikey.cz/cs/products/detail/richtek-usa-inc/RT5047BFGSP/8573230</text:a></text:p>
          </table:table-cell>
          <table:table-cell table:style-name="ce6" office:value-type="float" office:value="29.45" calcext:value-type="float">
            <text:p>29,45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Maňásek</text:p>
          </table:table-cell>
          <table:table-cell office:value-type="string" calcext:value-type="string">
            <text:p>Wed 8:00</text:p>
          </table:table-cell>
          <table:table-cell/>
        </table:table-row>
        <table:table-row table:style-name="ro1">
          <table:table-cell office:value-type="string" calcext:value-type="string">
            <text:p>SW/BT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wer 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zmu to v GME, nevleze se do rozpočtu + moc není co vybírat</text:p>
          </table:table-cell>
          <table:table-cell table:number-columns-repeated="2"/>
          <table:table-cell table:formula="of:=[.D37]*[.B3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tme.eu/cz/details/b3fs-1015/mikrospinace-tact/omron-electronic-components/" xlink:type="simple">https://www.tme.eu/cz/details/b3fs-1015/mikrospinace-tact/omron-electronic-components/</text:a></text:p>
          </table:table-cell>
          <table:table-cell office:value-type="float" office:value="7.37" calcext:value-type="float">
            <text:p>7.37</text:p>
          </table:table-cell>
          <table:table-cell/>
          <table:table-cell table:formula="of:=[.D38]*[.B38]" office:value-type="float" office:value="29.48" calcext:value-type="float">
            <text:p>29.48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M32C011F6P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z/cs/products/detail/stmicroelectronics/STM32C011F6P6TR/18085144" xlink:type="simple">https://www.digikey.cz/cs/products/detail/stmicroelectronics/STM32C011F6P6TR/18085144</text:a></text:p>
          </table:table-cell>
          <table:table-cell office:value-type="float" office:value="18.48" calcext:value-type="float">
            <text:p>18.48</text:p>
          </table:table-cell>
          <table:table-cell/>
          <table:table-cell table:formula="of:=[.D41]*[.B41]" office:value-type="float" office:value="18.48" calcext:value-type="float">
            <text:p>18.48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D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D1117V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digikey.cz/cs/products/detail/stmicroelectronics/LD1117DT33CTR/585759" xlink:type="simple">https://www.digikey.cz/cs/products/detail/stmicroelectronics/LD1117DT33CTR/585759</text:a></text:p>
          </table:table-cell>
          <table:table-cell office:value-type="float" office:value="8.12" calcext:value-type="float">
            <text:p>8.12</text:p>
          </table:table-cell>
          <table:table-cell/>
          <table:table-cell table:formula="of:=[.D44]*[.B44]" office:value-type="float" office:value="40.6" calcext:value-type="float">
            <text:p>40.6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alun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1720BL15B005000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z/cs/products/detail/johanson-technology-inc/1720BL15B0050001E/5980443" xlink:type="simple">https://www.digikey.cz/cs/products/detail/johanson-technology-inc/1720BL15B0050001E/5980443</text:a></text:p>
          </table:table-cell>
          <table:table-cell office:value-type="float" office:value="6.91" calcext:value-type="float">
            <text:p>6.91</text:p>
          </table:table-cell>
          <table:table-cell/>
          <table:table-cell table:formula="of:=[.D47]*[.B47]" office:value-type="float" office:value="13.82" calcext:value-type="float">
            <text:p>13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T2MHUPM10.0-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z/cs/products/detail/fox-electronics/FT2MHUPM10-0-T1/22155822?s=N4IgTCBcDaIGIBUwFkASBVACsgjABgDo8BaBHEAXQF8g" xlink:type="simple">https://www.digikey.cz/cs/products/detail/fox-electronics/FT2MHUPM10-0-T1/22155822?s=N4IgTCBcDaIGIBUwFkASBVACsgjABgDo8BaBHEAXQF8g</text:a></text:p>
          </table:table-cell>
          <table:table-cell office:value-type="float" office:value="39.4" calcext:value-type="float">
            <text:p>39.4</text:p>
          </table:table-cell>
          <table:table-cell/>
          <table:table-cell table:formula="of:=[.D48]*[.B48]" office:value-type="float" office:value="39.4" calcext:value-type="float">
            <text:p>39.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 table:number-rows-repeated="4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16:29:02.584827005</meta:creation-date>
    <dc:date>2026-03-02T18:06:12.320600478</dc:date>
    <meta:editing-duration>PT1H36M51S</meta:editing-duration>
    <meta:editing-cycles>39</meta:editing-cycles>
    <meta:generator>LibreOffice/25.8.5.2$Linux_X86_64 LibreOffice_project/580$Build-2</meta:generator>
    <meta:document-statistic meta:table-count="1" meta:cell-count="301" meta:object-count="0"/>
  </office:meta>
</office:document-meta>
</file>